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4ad" officeooo:paragraph-rsid="0016f4ad"/>
    </style:style>
    <style:style style:name="P2" style:family="paragraph" style:parent-style-name="Standard">
      <style:text-properties officeooo:rsid="0016f4ad" officeooo:paragraph-rsid="0016f4ad"/>
    </style:style>
    <style:style style:name="P3" style:family="paragraph" style:parent-style-name="Standard">
      <style:text-properties officeooo:rsid="00179cd6" officeooo:paragraph-rsid="0017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s</text:p>
      <text:p text:style-name="Standard"><text:a xlink:type="simple" xlink:href="https://medium.com/@JakobUlbrich/building-a-settings-screen-for-android-part-1-5959aa49337c" text:style-name="Internet_20_link" text:visited-style-name="Visited_20_Internet_20_Link">https://medium.com/@JakobUlbrich/building-a-settings-screen-for-android-part-1-5959aa49337c</text:a></text:p>
      <text:p text:style-name="Standard"><text:a xlink:type="simple" xlink:href="https://developer.android.com/guide/topics/ui/settings" text:style-name="Internet_20_link" text:visited-style-name="Visited_20_Internet_20_Link">https://developer.android.com/guide/topics/ui/settings</text:a></text:p>
      <text:p text:style-name="Standard"/>
      <text:p text:style-name="P1">Shared preferences</text:p>
      <text:p text:style-name="Standard"><text:a xlink:type="simple" xlink:href="https://developer.android.com/training/data-storage/shared-preferences.html" text:style-name="Internet_20_link" text:visited-style-name="Visited_20_Internet_20_Link">https://developer.android.com/training/data-storage/shared-preferences.html</text:a></text:p>
      <text:p text:style-name="Standard"/>
      <text:p text:style-name="P3">Gson</text:p>
      <text:p text:style-name="Standard"><text:a xlink:type="simple" xlink:href="https://howtodoinjava.com/library/google-gson-tutorial-convert-java-object-to-from-json/" text:style-name="Internet_20_link" text:visited-style-name="Visited_20_Internet_20_Link">https://howtodoinjava.com/library/google-gson-tutorial-convert-java-object-to-from-json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9:55:44.813670718</meta:creation-date>
    <dc:date>2019-05-16T21:56:08.011749437</dc:date>
    <meta:editing-duration>PT2M30S</meta:editing-duration>
    <meta:editing-cycles>2</meta:editing-cycles>
    <meta:generator>LibreOffice/6.2.3.2$Linux_X86_64 LibreOffice_project/20$Build-2</meta:generator>
    <meta:document-statistic meta:table-count="0" meta:image-count="0" meta:object-count="0" meta:page-count="1" meta:paragraph-count="7" meta:word-count="8" meta:character-count="338" meta:non-whitespace-character-count="337"/>
  </office:meta>
</office:document-meta>
</file>